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svg:stroke-width="0cm" svg:stroke-color="#000000" draw:marker-start-width="0.05cm" draw:marker-end-width="0.05cm" draw:fill="gradient" draw:fill-color="#eeeeee" draw:gradient-step-count="0" draw:opacity="15%" draw:textarea-horizontal-align="justify" draw:textarea-vertical-align="middle" draw:auto-grow-height="false" fo:min-height="6.45cm" fo:min-width="1.1cm" fo:padding-top="0.125cm" fo:padding-bottom="0.125cm" fo:padding-left="0.25cm" fo:padding-right="0.25cm" draw:shadow="hidden" draw:shadow-opacity="15%"/>
    </style:style>
    <style:style style:name="gr2" style:family="graphic" style:parent-style-name="standard">
      <style:graphic-properties svg:stroke-width="0.1cm" svg:stroke-color="#000000" draw:marker-start-width="0.35cm" draw:marker-end-width="0.35cm" draw:fill="solid" draw:fill-color="#ffd320" draw:textarea-horizontal-align="justify" draw:textarea-vertical-align="middle" draw:auto-grow-height="false" fo:min-height="4.912cm" fo:min-width="7.774cm" fo:padding-top="0.175cm" fo:padding-bottom="0.175cm" fo:padding-left="0.3cm" fo:padding-right="0.3cm" draw:shadow="visible"/>
    </style:style>
    <style:style style:name="gr3" style:family="graphic" style:parent-style-name="standard">
      <style:graphic-properties svg:stroke-width="0.2cm" svg:stroke-color="#000000" draw:marker-start-width="0.5cm" draw:marker-end-width="0.5cm" draw:fill="solid" draw:fill-color="#ffd320" draw:textarea-horizontal-align="justify" draw:textarea-vertical-align="middle" draw:auto-grow-height="false" fo:min-height="3.297cm" fo:min-width="3.685cm" fo:padding-top="0.225cm" fo:padding-bottom="0.225cm" fo:padding-left="0.35cm" fo:padding-right="0.35cm" draw:shadow="visible"/>
    </style:style>
    <style:style style:name="gr4" style:family="graphic" style:parent-style-name="standard">
      <style:graphic-properties draw:fill="solid" draw:fill-color="#ffffff" draw:textarea-horizontal-align="justify" draw:textarea-vertical-align="middle" draw:auto-grow-height="false" fo:min-height="1.59cm" fo:min-width="0.775cm"/>
    </style:style>
    <style:style style:name="gr5" style:family="graphic" style:parent-style-name="standard">
      <style:graphic-properties draw:fill="solid" draw:fill-color="#ffffff" draw:textarea-horizontal-align="justify" draw:textarea-vertical-align="middle" draw:auto-grow-height="false" fo:min-height="2.368cm" fo:min-width="1.198cm"/>
    </style:style>
    <style:style style:name="gr6" style:family="graphic" style:parent-style-name="standard">
      <style:graphic-properties draw:stroke="none" draw:fill="solid" draw:fill-color="#000000" draw:textarea-horizontal-align="justify" draw:textarea-vertical-align="middle" draw:auto-grow-height="false" fo:min-height="0.67cm" fo:min-width="0cm"/>
    </style:style>
    <style:style style:name="gr7" style:family="graphic" style:parent-style-name="standard">
      <style:graphic-properties draw:stroke="none" draw:fill="solid" draw:fill-color="#000000" draw:textarea-horizontal-align="justify" draw:textarea-vertical-align="middle" draw:auto-grow-height="false" fo:min-height="0.812cm" fo:min-width="0.278cm"/>
    </style:style>
    <style:style style:name="gr8" style:family="graphic" style:parent-style-name="objectwithoutfill">
      <style:graphic-properties svg:stroke-width="0.1cm" draw:marker-start-width="0.35cm" draw:marker-end-width="0.35cm" draw:fill="none" draw:fill-color="#ffffcc" draw:textarea-vertical-align="middle" fo:padding-top="0.175cm" fo:padding-bottom="0.175cm" fo:padding-left="0.3cm" fo:padding-right="0.3cm"/>
    </style:style>
    <style:style style:name="gr9" style:family="graphic" style:parent-style-name="standard">
      <style:graphic-properties draw:stroke="none" svg:stroke-width="0cm" draw:marker-start-width="0cm" draw:marker-end-width="0cm" draw:fill="solid" draw:fill-color="#ffffff" draw:textarea-horizontal-align="justify" draw:textarea-vertical-align="middle" draw:auto-grow-height="false" fo:min-height="0.246cm" fo:min-width="0cm" fo:padding-top="0.125cm" fo:padding-bottom="0.125cm" fo:padding-left="0.25cm" fo:padding-right="0.25cm"/>
    </style:style>
    <style:style style:name="gr10" style:family="graphic" style:parent-style-name="objectwithoutfill">
      <style:graphic-properties svg:stroke-width="0.1cm" draw:marker-start-width="0.05cm" draw:marker-end-width="0.05cm" draw:fill="none" draw:fill-color="#ffffcc" draw:textarea-vertical-align="middle" fo:padding-top="0.175cm" fo:padding-bottom="0.175cm" fo:padding-left="0.3cm" fo:padding-right="0.3cm"/>
    </style:style>
    <style:style style:name="gr11" style:family="graphic" style:parent-style-name="standard">
      <style:graphic-properties svg:stroke-width="0.1cm" svg:stroke-color="#000000" draw:marker-start-width="0.05cm" draw:marker-end-width="0.05cm" draw:fill="solid" draw:fill-color="#ff950e" draw:textarea-horizontal-align="justify" draw:textarea-vertical-align="middle" draw:auto-grow-height="false" fo:min-height="0.074cm" fo:min-width="0cm" fo:padding-top="0.175cm" fo:padding-bottom="0.175cm" fo:padding-left="0.3cm" fo:padding-right="0.3cm"/>
    </style:style>
    <style:style style:name="gr12" style:family="graphic" style:parent-style-name="standard">
      <style:graphic-properties svg:stroke-width="0.1cm" svg:stroke-color="#000000" draw:marker-start-width="0.05cm" draw:marker-end-width="0.05cm" draw:fill="solid" draw:fill-color="#ff950e" draw:textarea-horizontal-align="justify" draw:textarea-vertical-align="middle" draw:auto-grow-height="false" fo:min-height="0.146cm" fo:min-width="0.038cm" fo:padding-top="0.175cm" fo:padding-bottom="0.175cm" fo:padding-left="0.3cm" fo:padding-right="0.3cm"/>
    </style:style>
    <style:style style:name="gr13" style:family="graphic" style:parent-style-name="objectwithoutfill">
      <style:graphic-properties svg:stroke-width="0.1cm" draw:marker-start-width="0.05cm" draw:marker-end-width="0.05cm" draw:fill="solid" draw:fill-color="#000000" draw:textarea-vertical-align="middle" fo:padding-top="0.175cm" fo:padding-bottom="0.175cm" fo:padding-left="0.3cm" fo:padding-right="0.3cm" draw:shadow="hidden"/>
    </style:style>
    <style:style style:name="gr14" style:family="graphic" style:parent-style-name="standard">
      <style:graphic-properties svg:stroke-width="0.1cm" svg:stroke-color="#000000" draw:marker-start-width="0.05cm" draw:marker-end-width="0.05cm" draw:fill="solid" draw:fill-color="#000000" draw:textarea-horizontal-align="justify" draw:textarea-vertical-align="middle" draw:auto-grow-height="false" fo:min-height="6.85cm" fo:min-width="0.452cm" fo:padding-top="0.175cm" fo:padding-bottom="0.175cm" fo:padding-left="0.3cm" fo:padding-right="0.3cm"/>
    </style:style>
    <style:style style:name="gr15" style:family="graphic" style:parent-style-name="objectwithoutfill">
      <style:graphic-properties svg:stroke-width="0.1cm" draw:marker-start-width="0.2cm" draw:marker-end-width="0.2cm" draw:fill="solid" draw:fill-color="#000000" draw:textarea-vertical-align="middle" fo:padding-top="0.175cm" fo:padding-bottom="0.175cm" fo:padding-left="0.3cm" fo:padding-right="0.3cm" draw:shadow="hidden"/>
    </style:style>
    <style:style style:name="gr16" style:family="graphic" style:parent-style-name="objectwithoutfill">
      <style:graphic-properties svg:stroke-width="0.1cm" draw:fill="solid" draw:fill-color="#000000" draw:textarea-vertical-align="middle" fo:padding-top="0.175cm" fo:padding-bottom="0.175cm" fo:padding-left="0.3cm" fo:padding-right="0.3cm"/>
    </style:style>
    <style:style style:name="gr17" style:family="graphic" style:parent-style-name="objectwithoutfill">
      <style:graphic-properties svg:stroke-width="0.1cm" draw:fill="none" draw:fill-color="#ffffcc" draw:textarea-vertical-align="middle" fo:padding-top="0.175cm" fo:padding-bottom="0.175cm" fo:padding-left="0.3cm" fo:padding-right="0.3cm"/>
    </style:style>
    <style:style style:name="gr18" style:family="graphic" style:parent-style-name="objectwithoutfill">
      <style:graphic-properties svg:stroke-width="0cm" draw:marker-start-width="0.05cm" draw:marker-end-width="0.05cm" draw:fill="none" draw:fill-color="#ffffcc" draw:textarea-vertical-align="middle" fo:padding-top="0.125cm" fo:padding-bottom="0.125cm" fo:padding-left="0.25cm" fo:padding-right="0.25cm"/>
    </style:style>
    <style:style style:name="gr19" style:family="graphic" style:parent-style-name="standard">
      <style:graphic-properties svg:stroke-width="0cm" svg:stroke-color="#000000" draw:marker-start-width="0.05cm" draw:marker-end-width="0.05cm" draw:fill="gradient" draw:fill-color="#eeeeee" draw:gradient-step-count="0" draw:opacity="15%" draw:textarea-horizontal-align="justify" draw:textarea-vertical-align="middle" draw:auto-grow-height="false" fo:min-height="7.65cm" fo:min-width="6.7cm" fo:padding-top="0.125cm" fo:padding-bottom="0.125cm" fo:padding-left="0.25cm" fo:padding-right="0.25cm" draw:shadow="hidden" draw:shadow-opacity="15%"/>
    </style:style>
    <style:style style:name="gr20" style:family="graphic" style:parent-style-name="standard">
      <style:graphic-properties svg:stroke-width="0.2cm" svg:stroke-color="#000000" draw:marker-start-width="0.35cm" draw:marker-end-width="0.35cm" draw:fill="solid" draw:fill-color="#cc9966" draw:textarea-horizontal-align="justify" draw:textarea-vertical-align="middle" draw:auto-grow-height="false" fo:min-height="0.682cm" fo:min-width="0.432cm" fo:padding-top="0.225cm" fo:padding-bottom="0.225cm" fo:padding-left="0.35cm" fo:padding-right="0.35cm"/>
    </style:style>
    <style:style style:name="gr21" style:family="graphic" style:parent-style-name="standard">
      <style:graphic-properties svg:stroke-width="0.2cm" svg:stroke-color="#000000" draw:marker-start-width="0.35cm" draw:marker-end-width="0.35cm" draw:fill="solid" draw:fill-color="#cc9966" draw:textarea-horizontal-align="justify" draw:textarea-vertical-align="middle" draw:auto-grow-height="false" fo:min-height="0.612cm" fo:min-width="0.502cm" fo:padding-top="0.225cm" fo:padding-bottom="0.225cm" fo:padding-left="0.35cm" fo:padding-right="0.35cm"/>
    </style:style>
    <style:style style:name="gr22" style:family="graphic" style:parent-style-name="standard">
      <style:graphic-properties svg:stroke-width="0.2cm" svg:stroke-color="#000000" draw:marker-start-width="0.35cm" draw:marker-end-width="0.35cm" draw:fill="solid" draw:fill-color="#cc9966" draw:textarea-horizontal-align="justify" draw:textarea-vertical-align="middle" draw:auto-grow-height="false" fo:min-height="0.612cm" fo:min-width="0.644cm" fo:padding-top="0.225cm" fo:padding-bottom="0.225cm" fo:padding-left="0.35cm" fo:padding-right="0.35cm"/>
    </style:style>
    <style:style style:name="gr23" style:family="graphic" style:parent-style-name="objectwithoutfill">
      <style:graphic-properties svg:stroke-width="0.1cm" svg:stroke-color="#000000" draw:marker-start-width="0.2cm" draw:marker-end-width="0.2cm" draw:fill="solid" draw:fill-color="#ff950e" draw:textarea-vertical-align="middle" fo:padding-top="0.175cm" fo:padding-bottom="0.175cm" fo:padding-left="0.3cm" fo:padding-right="0.3cm" draw:shadow="hidden"/>
    </style:style>
    <style:style style:name="P1" style:family="paragraph">
      <style:paragraph-properties fo:text-align="center"/>
    </style:style>
  </office:automatic-styles>
  <office:body>
    <office:drawing>
      <draw:page draw:name="page1" draw:style-name="dp1" draw:master-page-name="Default">
        <draw:path draw:style-name="gr1" draw:text-style-name="P1" draw:layer="layout" svg:width="3.818cm" svg:height="6.647cm" svg:x="12cm" svg:y="3.039cm" svg:viewBox="0 0 3819 6648" svg:d="M700 6648c-400-800-700-1987-700-2887 100-1000 0-400 300-1200 500-900 900-1000 900-1000 2000-100 1900-2113 2500-1413 400 1200-300 2700-700 4100l-500 2100h-500l-700 200z">
          <text:p/>
        </draw:path>
        <draw:custom-shape draw:style-name="gr2" draw:text-style-name="P1" draw:layer="layout" svg:width="11.7cm" svg:height="7.3cm" svg:x="9.3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6.201cm" svg:height="5.299cm" draw:transform="skewX (0.0178023583703422) rotate (0.0178023583703422) translate (6.265cm 8.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808cm" svg:height="2.59cm" draw:transform="skewX (-0.00541052068118244) rotate (-0.341037335839692) translate (6.99cm 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2.4cm" svg:height="3.7cm" draw:transform="rotate (-0.378212848907172) translate (9.068cm 6.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cm" svg:height="1.3cm" svg:x="7cm" svg:y="8.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1cm" svg:height="1.5cm" svg:x="8.7cm" svg:y="8.78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8" draw:text-style-name="P1" draw:layer="layout" svg:width="3.544cm" svg:height="1.036cm" draw:transform="rotate (0.11065387457644) translate (7.27682865209435cm 11.6784515099534cm)" svg:viewBox="0 0 3545 1037" svg:d="M0 210c2396 1977 2338-210 3545-210">
          <text:p/>
        </draw:path>
        <draw:custom-shape draw:style-name="gr9" draw:text-style-name="P1" draw:layer="layout" svg:width="0.5cm" svg:height="0.7cm" svg:x="7.4cm" svg:y="8.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5cm" svg:height="0.7cm" svg:x="9.3cm" svg:y="8.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1" draw:layer="layout" svg:width="0.536cm" svg:height="0.225cm" draw:transform="rotate (-1.42890105860776) translate (10.9240020432288cm 10.9550001164377cm)" svg:viewBox="0 0 537 226" svg:d="M0 226c226-169 302-226 537-226">
          <text:p/>
        </draw:path>
        <draw:path draw:style-name="gr10" draw:text-style-name="P1" draw:layer="layout" svg:width="3.27cm" svg:height="0.521cm" draw:transform="rotate (1.30236468783817) translate (7.19659551307898cm 7.6485283378413cm)" svg:viewBox="0 0 3271 522" svg:d="M0 522c1393-591 1875-723 3271-174">
          <text:p/>
        </draw:path>
        <draw:path draw:style-name="gr10" draw:text-style-name="P1" draw:layer="layout" svg:width="3.003cm" svg:height="0.826cm" draw:transform="rotate (1.24913214565234) translate (9.86526910783354cm 7.17545515923795cm)" svg:viewBox="0 0 3004 827" svg:d="M0 353c1455-1012 1845 474 3004 474">
          <text:p/>
        </draw:path>
        <draw:custom-shape draw:style-name="gr11" draw:text-style-name="P1" draw:layer="layout" svg:width="0.7cm" svg:height="0.6cm" svg:x="8.3cm" svg:y="4.08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2" draw:text-style-name="P1" draw:layer="layout" svg:width="0.9cm" svg:height="0.7cm" svg:x="11.4cm" svg:y="3.88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13" draw:text-style-name="P1" draw:layer="layout" svg:width="2.375cm" svg:height="1.573cm" draw:transform="rotate (-1.98897721557274) translate (11.5648553898243cm 13.2158212438772cm)" svg:viewBox="0 0 2376 1574" svg:d="M0 71c741 437 1120 961 1543 1503 762-995 592-1212 833-1574z">
          <text:p/>
        </draw:path>
        <draw:path draw:style-name="gr14" draw:text-style-name="P1" draw:layer="layout" svg:width="3.42cm" svg:height="7.206cm" svg:x="11.7cm" svg:y="9.436cm" svg:viewBox="0 0 3421 7207" svg:d="M0 6607c625-2317 1800-4000 1700-6500 311 195 1389-251 1700-56 195 2500-1000 5056-1700 7156-311-195-1389-405-1700-600z">
          <text:p/>
        </draw:path>
        <draw:path draw:style-name="gr14" draw:text-style-name="P1" draw:layer="layout" svg:width="3.126cm" svg:height="7.155cm" svg:x="15cm" svg:y="9.487cm" svg:viewBox="0 0 3127 7156" svg:d="M0 7100c625-2317 1700-4600 1600-7100 311 195 1189 205 1500 400 195 2500-700 4600-1400 6700-311-195-1389 195-1700 0z">
          <text:p/>
        </draw:path>
        <draw:path draw:style-name="gr14" draw:text-style-name="P1" draw:layer="layout" svg:width="2.503cm" svg:height="5.776cm" svg:x="17.896cm" svg:y="10.487cm" svg:viewBox="0 0 2504 5777" svg:d="M0 5777c625-2317 1504-3277 1404-5777 311 195 900 500 1100 1000-500 2400-304 1977-1004 4077-296 123-1196 623-1500 700z">
          <text:p/>
        </draw:path>
        <draw:path draw:style-name="gr15" draw:text-style-name="P1" draw:layer="layout" svg:width="1.74cm" svg:height="0.31cm" svg:x="20.959cm" svg:y="13.287cm" svg:viewBox="0 0 1741 311" svg:d="M41 0c-100 400-100 300 1000 300 200-200 600-200 700-300z">
          <text:p/>
        </draw:path>
        <draw:polygon draw:style-name="gr16" draw:text-style-name="P1" draw:layer="layout" svg:width="0.522cm" svg:height="2.404cm" svg:x="20.431cm" svg:y="12.19cm" svg:viewBox="0 0 523 2405" draw:points="337,507 370,11 405,8 365,0 399,4 401,9 378,14 391,26 402,42 412,61 430,108 444,165 455,232 463,308 469,480 465,673 523,937 462,1159 432,1255 419,1499 344,1607 375,1657 319,1686 315,1694 311,1700 308,1704 307,1705 305,1706 304,1707 302,1707 301,1706 360,1698 289,1751 335,1791 292,1883 225,1971 190,2060 102,2140 59,2226 40,2270 24,2314 10,2359 0,2405 100,1805 200,1205">
          <text:p/>
        </draw:polygon>
        <draw:line draw:style-name="gr17" draw:text-style-name="P1" draw:layer="layout" svg:x1="20.9cm" svg:y1="13.587cm" svg:x2="21.3cm" svg:y2="13.587cm">
          <text:p/>
        </draw:line>
        <draw:line draw:style-name="gr18" draw:text-style-name="P1" draw:layer="layout" svg:x1="8.1cm" svg:y1="4.287cm" svg:x2="7.6cm" svg:y2="4.187cm">
          <text:p/>
        </draw:line>
        <draw:line draw:style-name="gr18" draw:text-style-name="P1" draw:layer="layout" svg:x1="8.4cm" svg:y1="3.887cm" svg:x2="8.2cm" svg:y2="3.387cm">
          <text:p/>
        </draw:line>
        <draw:line draw:style-name="gr18" draw:text-style-name="P1" draw:layer="layout" svg:x1="8.9cm" svg:y1="3.887cm" svg:x2="9.1cm" svg:y2="3.187cm">
          <text:p/>
        </draw:line>
        <draw:line draw:style-name="gr18" draw:text-style-name="P1" draw:layer="layout" svg:x1="9.2cm" svg:y1="4.187cm" svg:x2="9.9cm" svg:y2="4.087cm">
          <text:p/>
        </draw:line>
        <draw:line draw:style-name="gr18" draw:text-style-name="P1" draw:layer="layout" svg:x1="9.1cm" svg:y1="4.687cm" svg:x2="9.6cm" svg:y2="5.087cm">
          <text:p/>
        </draw:line>
        <draw:line draw:style-name="gr18" draw:text-style-name="P1" draw:layer="layout" svg:x1="8.7cm" svg:y1="4.887cm" svg:x2="8.6cm" svg:y2="5.387cm">
          <text:p/>
        </draw:line>
        <draw:line draw:style-name="gr18" draw:text-style-name="P1" draw:layer="layout" svg:x1="11.3cm" svg:y1="4.487cm" svg:x2="10.9cm" svg:y2="4.687cm">
          <text:p/>
        </draw:line>
        <draw:line draw:style-name="gr18" draw:text-style-name="P1" draw:layer="layout" svg:x1="11.3cm" svg:y1="3.987cm" svg:x2="10.7cm" svg:y2="3.887cm">
          <text:p/>
        </draw:line>
        <draw:line draw:style-name="gr18" draw:text-style-name="P1" draw:layer="layout" svg:x1="11.5cm" svg:y1="3.687cm" svg:x2="11.3cm" svg:y2="3.287cm">
          <text:p/>
        </draw:line>
        <draw:line draw:style-name="gr18" draw:text-style-name="P1" draw:layer="layout" svg:x1="12cm" svg:y1="3.687cm" svg:x2="12.1cm" svg:y2="3.187cm">
          <text:p/>
        </draw:line>
        <draw:line draw:style-name="gr18" draw:text-style-name="P1" draw:layer="layout" svg:x1="12.4cm" svg:y1="3.987cm" svg:x2="12.9cm" svg:y2="3.587cm">
          <text:p/>
        </draw:line>
        <draw:line draw:style-name="gr18" draw:text-style-name="P1" draw:layer="layout" svg:x1="12.5cm" svg:y1="4.287cm" svg:x2="13.3cm" svg:y2="4.487cm">
          <text:p/>
        </draw:line>
        <draw:line draw:style-name="gr18" draw:text-style-name="P1" draw:layer="layout" svg:x1="12.3cm" svg:y1="4.687cm" svg:x2="12.6cm" svg:y2="4.987cm">
          <text:p/>
        </draw:line>
        <draw:line draw:style-name="gr18" draw:text-style-name="P1" draw:layer="layout" svg:x1="11.9cm" svg:y1="4.787cm" svg:x2="11.9cm" svg:y2="5.387cm">
          <text:p/>
        </draw:line>
        <draw:path draw:style-name="gr18" draw:text-style-name="P1" draw:layer="layout" svg:width="2.101cm" svg:height="0.168cm" draw:transform="rotate (1.61844381537434) translate (14.0310653448658cm 9.19505540899384cm)" svg:viewBox="0 0 2102 169" svg:d="M0 169l1008-152c604-71 729 102 1094 152">
          <text:p/>
        </draw:path>
        <draw:path draw:style-name="gr18" draw:text-style-name="P1" draw:layer="layout" svg:width="1.866cm" svg:height="0.533cm" draw:transform="rotate (1.49941236038833) translate (12.7668655519565cm 9.24887797403312cm)" svg:viewBox="0 0 1867 534" svg:d="M0 534c1290-192 969-470 1867-534">
          <text:p/>
        </draw:path>
        <draw:path draw:style-name="gr19" draw:text-style-name="P1" draw:layer="layout" svg:width="5.599cm" svg:height="6.639cm" svg:x="14.4cm" svg:y="3.947cm" svg:viewBox="0 0 5600 6640" svg:d="M0 6640c2800-6500 767-2254 2100-4687 1500-2200 2700-2900 3500-200-500 4900-1367 2587-4600 4887z">
          <text:p/>
        </draw:path>
        <draw:path draw:style-name="gr18" draw:text-style-name="P1" draw:layer="layout" svg:width="4.186cm" svg:height="0.388cm" draw:transform="rotate (0.962549082474873) translate (15.0808561170231cm 10.1647759345493cm)" svg:viewBox="0 0 4187 389" svg:d="M0 389c1049-243 25-139 1246-136 2598-469 1540-180 2941 23">
          <text:p/>
        </draw:path>
        <draw:path draw:style-name="gr18" draw:text-style-name="P1" draw:layer="layout" svg:width="3.936cm" svg:height="1.346cm" draw:transform="rotate (0.962549082474873) translate (16.0444005501614cm 9.84828537490769cm)" svg:viewBox="0 0 3937 1347" svg:d="M0 68c1049-243 171 246 1392 249 2598-469 1064 478 2545 1030">
          <text:p/>
        </draw:path>
        <draw:path draw:style-name="gr18" draw:text-style-name="P1" draw:layer="layout" svg:width="2.06cm" svg:height="1.717cm" draw:transform="rotate (1.15837502454864) translate (13.3cm 3.2cm)" svg:viewBox="0 0 2061 1718" svg:d="M0 0c475 338 899 807 899 807 0 0 710 126 1162 911">
          <text:p/>
        </draw:path>
        <draw:path draw:style-name="gr18" draw:text-style-name="P1" draw:layer="layout" svg:width="2.284cm" svg:height="1.728cm" draw:transform="rotate (1.15837502454864) translate (12.8cm 2.9cm)" svg:viewBox="0 0 2285 1729" svg:d="M0 0c544 526 1202 1002 1202 1002 0 0 751 218 1083 727">
          <text:p/>
        </draw:path>
        <draw:path draw:style-name="gr18" draw:text-style-name="P1" draw:layer="layout" svg:width="2.026cm" svg:height="0.842cm" draw:transform="rotate (-1.15854955747384) translate (19.6719812838244cm 3.16240871403342cm)" svg:viewBox="0 0 2027 843" svg:d="M2027 201c-825-361-1037-126-1037-126 0 0-538-17-990 768">
          <text:p/>
        </draw:path>
        <draw:path draw:style-name="gr18" draw:text-style-name="P1" draw:layer="layout" svg:width="2.026cm" svg:height="0.842cm" draw:transform="rotate (-1.15854955747384) translate (20.2719812838244cm 2.86240871403342cm)" svg:viewBox="0 0 2027 843" svg:d="M2027 201c-825-361-1037-126-1037-126 0 0-538-17-990 768">
          <text:p/>
        </draw:path>
        <draw:custom-shape draw:style-name="gr20" draw:text-style-name="P1" draw:layer="layout" svg:width="1.6cm" svg:height="1.6cm" svg:x="15.2cm" svg:y="1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7cm" svg:height="1.5cm" svg:x="17.7cm" svg:y="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9cm" svg:height="1.5cm" svg:x="19.7cm" svg:y="15.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23" draw:text-style-name="P1" draw:layer="layout" svg:width="3.003cm" svg:height="0.66cm" draw:transform="rotate (1.2309807214316) translate (15.4895879107711cm 17.0256131353614cm)" svg:viewBox="0 0 3004 661" svg:d="M0 223c566-200 2778-211 3001-212 1-4 3-8 3-11l-64 138-216 289c-605-210-2228 195-2463 234z">
          <text:p/>
        </draw:path>
        <draw:path draw:style-name="gr23" draw:text-style-name="P1" draw:layer="layout" svg:width="0.675cm" svg:height="1.713cm" draw:transform="rotate (1.2309807214316) translate (18.9968446106108cm 14.9746491686019cm)" svg:viewBox="0 0 676 1714" svg:d="M0 1276c338-544 9-1141 232-1143 1-3 377-130 378-133l66 189-27 221c-439 261-153 1265-388 1304z">
          <text:p/>
        </draw:path>
        <draw:path draw:style-name="gr23" draw:text-style-name="P1" draw:layer="layout" svg:width="2.262cm" svg:height="1.52cm" draw:transform="rotate (1.2309807214316) translate (17.0791218513565cm 16.4390895364711cm)" svg:viewBox="0 0 2263 1521" svg:d="M0 1083c584-87 1784-921 2008-922 0-4 154-158 155-161l100 283-155 161c-505 72-1612 1037-1847 1077z">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draw:gradient draw:name="Deep_20_Blue" draw:display-name="Deep Blue" draw:style="linear" draw:start-color="#204a87" draw:end-color="#729fcf" draw:start-intensity="100%" draw:end-intensity="100%" draw:angle="150" draw:border="0%"/>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gradient" draw:fill-color="#729fcf" draw:fill-gradient-name="Deep_20_Blue"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color="#000000" draw:fill="none" draw:fill-gradient-name="Gradient_20_2"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ke Hedman</meta:initial-creator>
    <meta:creation-date>2017-08-28T16:19:44.080407130</meta:creation-date>
    <dc:date>2017-08-28T21:15:24.174923366</dc:date>
    <dc:creator>Ake Hedman</dc:creator>
    <meta:editing-duration>PT3H22M</meta:editing-duration>
    <meta:editing-cycles>22</meta:editing-cycles>
    <meta:generator>LibreOffice/4.3.3.2$Linux_X86_64 LibreOffice_project/430m0$Build-2</meta:generator>
    <meta:document-statistic meta:object-count="51"/>
  </office:meta>
</office:document-meta>
</file>